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18" style:family="table-cell" style:parent-style-name="Default">
      <style:table-cell-properties fo:wrap-option="wrap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1"/>
        <table:table-column table:style-name="co2" table:default-cell-style-name="ce11"/>
        <table:table-column table:style-name="co3" table:default-cell-style-name="ce60"/>
        <table:table-column table:style-name="co4" table:default-cell-style-name="ce56"/>
        <table:table-column table:style-name="co5" table:default-cell-style-name="ce56"/>
        <table:table-column table:style-name="co6" table:default-cell-style-name="ce60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Atender Quej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haber iniciado sesión y haberse dirigido a la pestaña de “Quejas y Reclamaciones”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dejará de mostrar la Queja en la pestaña de Quejas y Reclamaciones, solo el Administrado que haya atendido la</text:p>
          </table:table-cell>
          <table:covered-table-cell table:number-columns-repeated="4" table:style-name="ce59"/>
        </table:table-row>
        <table:table-row table:style-name="ro2">
          <table:table-cell table:style-name="ce46"/>
          <table:table-cell office:value-type="string" calcext:value-type="string" table:number-columns-spanned="5" table:number-rows-spanned="1">
            <text:p>queja podrá verla en la pestaña “Quejas y Reclamaciones”/”Quejas Atendidas”, también responderla y cambiar su estado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61" office:value-type="date" office:date-value="2019-10-20" calcext:value-type="date">
            <text:p>20/10/19</text:p>
          </table:table-cell>
          <table:table-cell table:style-name="ce46" office:value-type="string" calcext:value-type="string">
            <text:p>Versión:</text:p>
          </table:table-cell>
          <table:table-cell table:style-name="ce64" office:value-type="string" calcext:value-type="string">
            <text:p>V 1,0</text:p>
          </table:table-cell>
        </table:table-row>
        <table:table-row table:style-name="ro2">
          <table:table-cell table:style-name="ce47" office:value-type="string" calcext:value-type="string" table:number-columns-spanned="6" table:number-rows-spanned="1">
            <text:p>Proposito:</text:p>
          </table:table-cell>
          <table:covered-table-cell table:style-name="ce12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8" office:value-type="string" calcext:value-type="string" table:number-columns-spanned="6" table:number-rows-spanned="1">
            <text:p>Se describen los pasos para que un Administrador pueda atender una queja realizada por un Consumidor en el sistema</text:p>
          </table:table-cell>
          <table:covered-table-cell table:style-name="ce12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Resumen:</text:p>
          </table:table-cell>
          <table:covered-table-cell table:style-name="ce12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En la pestaña “Quejas y Reclamaciones” se mostrarán las quejas realizadas por Consumidores y aún no han sido atendidas por los administradores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mostrando el Asunto, Tipo de queja y la fecha de realización. El Administrador al posar el mouse sobre una de las quejas listadas aparecerá un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botón con la leyenda “Atender Queja”, presionará en el botón y el sistema le mostrará una pestaña donde despliegue todo el contenido de la queja,</text:p>
          </table:table-cell>
          <table:covered-table-cell table:style-name="ce12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una opción para responder a la queja realizada por el Consumidor</text:p>
          </table:table-cell>
          <table:covered-table-cell table:style-name="ce12"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posa el mouse sobre una de las quejas</text:p>
          </table:table-cell>
          <table:covered-table-cell/>
          <table:table-cell table:style-name="ce51" office:value-type="float" office:value="2" calcext:value-type="float">
            <text:p>2</text:p>
          </table:table-cell>
          <table:table-cell table:style-name="ce11" office:value-type="string" calcext:value-type="string" table:number-columns-spanned="2" table:number-rows-spanned="1">
            <text:p>El sistema mostrará un mensaje de éxito indicando que 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istadas aún no atendidas, saldrá un botón con la leyenda</text:p>
          </table:table-cell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partir de ese momento es el único capaz de responder 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“Atender Queja”, el Administrador presionará el botón</text:p>
          </table:table-cell>
          <table:covered-table-cell/>
          <table:table-cell table:style-name="Default"/>
          <table:table-cell table:style-name="ce12" office:value-type="string" calcext:value-type="string" table:number-columns-spanned="2" table:number-rows-spanned="1">
            <text:p>esta queja, modificar su estado o visualizar su contenido</text:p>
          </table:table-cell>
          <table:covered-table-cell table:style-name="Default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1" office:value-type="float" office:value="3" calcext:value-type="float">
            <text:p>3</text:p>
          </table:table-cell>
          <table:table-cell table:style-name="ce11" office:value-type="string" calcext:value-type="string" table:number-columns-spanned="2" table:number-rows-spanned="1">
            <text:p>El sistema mostrará una pestaña con toda la información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de la queja en “Quejas y Reclamaciones”/”Quejas Aten-</text:p>
          </table:table-cell>
          <table:covered-table-cell/>
        </table:table-row>
        <table:table-row table:style-name="ro2">
          <table:table-cell/>
          <table:table-cell table:style-name="ce58"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didas”, además de su información desplegada,el Adminis-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trador es capaz de descargar el comprobante subido por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el Consumidor. Así mismo se tiene la opcion de 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Responder la Queja indicando la procedencia de la misma</text:p>
          </table:table-cell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El sistema muestra un mensaje de error informando al administrador de un error que evita pueda atender la queja en ese momen</text:p>
          </table:table-cell>
          <table:covered-table-cell/>
          <table:covered-table-cell table:style-name="ce60"/>
          <table:covered-table-cell table:style-name="ce11"/>
          <table:covered-table-cell/>
        </table:table-row>
        <table:table-row table:style-name="ro2">
          <table:table-cell/>
          <table:table-cell office:value-type="string" calcext:value-type="string" table:number-columns-spanned="5" table:number-rows-spanned="1">
            <text:p>to, por lo que debería de intentar otra vez más tarde</text:p>
          </table:table-cell>
          <table:covered-table-cell/>
          <table:covered-table-cell table:style-name="ce60"/>
          <table:covered-table-cell table:style-name="ce11"/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47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 table:number-columns-spanned="5" table:number-rows-spanned="1">
            <text:p>Responder Queja</text:p>
          </table:table-cell>
          <table:covered-table-cell table:number-columns-repeated="4" table:style-name="ce18"/>
        </table:table-row>
        <table:table-row table:style-name="ro2">
          <table:table-cell table:style-name="ce9"/>
          <table:table-cell table:style-name="ce17" table:number-columns-spanned="5" table:number-rows-spanned="1"/>
          <table:covered-table-cell table:number-columns-repeated="4"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2:38:54.4389857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12:41:16.183405806</dc:date>
    <meta:editing-duration>PT2H31M41S</meta:editing-duration>
    <meta:editing-cycles>43</meta:editing-cycles>
    <meta:generator>LibreOffice/6.2.7.1$Linux_X86_64 LibreOffice_project/20$Build-1</meta:generator>
    <meta:document-statistic meta:table-count="1" meta:cell-count="46" meta:object-count="0"/>
  </office:meta>
</office:document-meta>
</file>